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7">
      <style:table-cell-properties fo:background-color="#ed1c24"/>
    </style:style>
    <style:style style:name="ce10" style:family="table-cell" style:parent-style-name="Default" style:data-style-name="N107">
      <style:table-cell-properties fo:background-color="#f58220"/>
    </style:style>
    <style:style style:name="ce11" style:family="table-cell" style:parent-style-name="Default" style:data-style-name="N107">
      <style:table-cell-properties fo:background-color="#00a65d"/>
    </style:style>
    <style:style style:name="ce12" style:family="table-cell" style:parent-style-name="Default">
      <style:table-cell-properties fo:background-color="#ed1c24"/>
    </style:style>
    <style:style style:name="ce13" style:family="table-cell" style:parent-style-name="Default">
      <style:table-cell-properties fo:background-color="#f58220"/>
    </style:style>
    <style:style style:name="ce14" style:family="table-cell" style:parent-style-name="Default">
      <style:table-cell-properties fo:background-color="#00a65d"/>
    </style:style>
    <style:style style:name="ce15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8" style:family="table-cell" style:parent-style-name="Default" style:data-style-name="N1">
      <style:table-cell-properties fo:background-color="#ed1c24" style:text-align-source="fix" style:repeat-content="false"/>
      <style:paragraph-properties fo:text-align="end" fo:margin-left="0mm"/>
    </style:style>
    <style:style style:name="ce19" style:family="table-cell" style:parent-style-name="Default" style:data-style-name="N1">
      <style:table-cell-properties fo:background-color="#f58220" style:text-align-source="fix" style:repeat-content="false"/>
      <style:paragraph-properties fo:text-align="end" fo:margin-left="0mm"/>
    </style:style>
    <style:style style:name="ce20" style:family="table-cell" style:parent-style-name="Default" style:data-style-name="N1">
      <style:table-cell-properties fo:background-color="#00a65d" style:text-align-source="fix" style:repeat-content="false"/>
      <style:paragraph-properties fo:text-align="end" fo:margin-left="0mm"/>
    </style:style>
    <style:style style:name="ce21" style:family="table-cell" style:parent-style-name="Default" style:data-style-name="N2">
      <style:table-cell-properties fo:background-color="#ed1c24"/>
    </style:style>
    <style:style style:name="ce22" style:family="table-cell" style:parent-style-name="Default" style:data-style-name="N2">
      <style:table-cell-properties fo:background-color="#f58220"/>
    </style:style>
    <style:style style:name="ce23" style:family="table-cell" style:parent-style-name="Default" style:data-style-name="N2">
      <style:table-cell-properties fo:background-color="#00a65d"/>
    </style:style>
    <style:style style:name="ce24" style:family="table-cell" style:parent-style-name="Default" style:data-style-name="N2">
      <style:table-cell-properties fo:background-color="#ed1c24"/>
      <style:text-properties fo:font-weight="normal" style:font-weight-asian="normal" style:font-weight-complex="normal"/>
    </style:style>
    <style:style style:name="ce25" style:family="table-cell" style:parent-style-name="Default" style:data-style-name="N2">
      <style:table-cell-properties fo:background-color="#f58220"/>
      <style:text-properties fo:font-weight="normal" style:font-weight-asian="normal" style:font-weight-complex="normal"/>
    </style:style>
    <style:style style:name="ce26" style:family="table-cell" style:parent-style-name="Default" style:data-style-name="N2">
      <style:table-cell-properties fo:background-color="#00a65d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fo:background-color="#00a65d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d1c24"/>
    </style:style>
    <style:style style:name="ce29" style:family="table-cell" style:parent-style-name="Default" style:data-style-name="N1">
      <style:table-cell-properties fo:background-color="#f58220"/>
    </style:style>
    <style:style style:name="ce30" style:family="table-cell" style:parent-style-name="Default" style:data-style-name="N1">
      <style:table-cell-properties fo:background-color="#00a65d"/>
    </style:style>
    <style:style style:name="ce49" style:family="table-cell" style:parent-style-name="Default" style:data-style-name="N2">
      <style:table-cell-properties fo:background-color="#f5822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ttings in RQT</text:p>
          </table:table-cell>
          <table:table-cell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r</text:p>
          </table:table-cell>
          <table:table-cell office:value-type="string" calcext:value-type="string">
            <text:p>usable_laser_rang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arget_method</text:p>
          </table:table-cell>
          <table:table-cell office:value-type="string" calcext:value-type="string">
            <text:p>0..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se_voxel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safety_wall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d</text:p>
          </table:table-cell>
          <table:table-cell office:value-type="string" calcext:value-type="string">
            <text:p>max_predicted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mergency_slowdown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sa</text:p>
          </table:table-cell>
          <table:table-cell office:value-type="string" calcext:value-type="string">
            <text:p>min_possible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a</text:p>
          </table:table-cell>
          <table:table-cell office:value-type="string" calcext:value-type="string">
            <text:p>max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p</text:p>
          </table:table-cell>
          <table:table-cell office:value-type="string" calcext:value-type="string">
            <text:p>PID 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i</text:p>
          </table:table-cell>
          <table:table-cell office:value-type="string" calcext:value-type="string">
            <text:p>PID I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d</text:p>
          </table:table-cell>
          <table:table-cell office:value-type="string" calcext:value-type="string">
            <text:p>PID 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nti_windu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ck Set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obstacle on track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ring</text:p>
          </table:table-cell>
          <table:table-cell/>
          <table:table-cell office:value-type="string" calcext:value-type="string">
            <text:p>Lap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office:value-type="string" calcext:value-type="string">
            <text:p>speed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l</text:p>
          </table:table-cell>
          <table:table-cell office:value-type="string" calcext:value-type="string">
            <text:p>slingering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t</text:p>
          </table:table-cell>
          <table:table-cell office:value-type="string" calcext:value-type="string">
            <text:p>stabilit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total score of setup (0..3) 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3</text:p>
          </table:table-cell>
          <table:table-cell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bstacle contact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….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obstacle performance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...1</text:p>
          </table:table-cell>
          <table:table-cell office:value-type="string" calcext:value-type="string">
            <text:p>1 / (1+oc)</text:p>
          </table:table-cell>
        </table:table-row>
      </table:table>
      <table:table table:name="20-07-20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5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6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5" calcext:value-type="float">
            <text:p>2,50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number-columns-repeated="2" table:style-name="ce21" office:value-type="float" office:value="0.5" calcext:value-type="float">
            <text:p>0,50</text:p>
          </table:table-cell>
          <table:table-cell table:style-name="ce24" table:formula="of:=SUM([.O2:.Q2])" office:value-type="float" office:value="1.25" calcext:value-type="float">
            <text:p>1,2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2]=&quot;yes&quot;;1/(1+[.S2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3:.Q3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3]=&quot;yes&quot;;1/(1+[.S3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1" calcext:value-type="float">
            <text:p>0,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0.5" calcext:value-type="float">
            <text:p>0,50</text:p>
          </table:table-cell>
          <table:table-cell table:style-name="ce21" office:value-type="float" office:value="0.25" calcext:value-type="float">
            <text:p>0,25</text:p>
          </table:table-cell>
          <table:table-cell table:style-name="ce24" table:formula="of:=SUM([.O4:.Q4])" office:value-type="float" office:value="1" calcext:value-type="float">
            <text:p>1,00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4]=&quot;yes&quot;;1/(1+[.S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5:.Q5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5]=&quot;yes&quot;;1/(1+[.S5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.5" calcext:value-type="float">
            <text:p>1,50000</text:p>
          </table:table-cell>
          <table:table-cell table:style-name="ce9" office:value-type="float" office:value="0.75" calcext:value-type="float">
            <text:p>0,75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6:.Q6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6]=&quot;yes&quot;;1/(1+[.S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style-name="ce10" office:value-type="float" office:value="1.5" calcext:value-type="float">
            <text:p>1,50000</text:p>
          </table:table-cell>
          <table:table-cell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7:.Q7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7]=&quot;yes&quot;;1/(1+[.S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2.75" calcext:value-type="float">
            <text:p>2,7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8:.Q8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8]=&quot;yes&quot;;1/(1+[.S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9:.Q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9]=&quot;yes&quot;;1/(1+[.S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25" calcext:value-type="float">
            <text:p>3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0:.Q10])" office:value-type="float" office:value="2.75" calcext:value-type="float">
            <text:p>2,75</text:p>
          </table:table-cell>
          <table:table-cell office:value-type="float" office:value="0.2" calcext:value-type="float">
            <text:p>0</text:p>
          </table:table-cell>
          <table:table-cell table:formula="of:=IF([.N10]=&quot;yes&quot;;1/(1+[.S10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1:.Q11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1]=&quot;yes&quot;;1/(1+[.S11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2:.Q12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2]=&quot;yes&quot;;1/(1+[.S1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style-name="ce27" table:formula="of:=SUM([.O13:.Q13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3]=&quot;yes&quot;;1/(1+[.S13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4]=&quot;yes&quot;;1/(1+[.S1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5]=&quot;yes&quot;;1/(1+[.S15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8" calcext:value-type="float">
            <text:p>0,018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number-columns-repeated="3"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6]=&quot;yes&quot;;1/(1+[.S1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" calcext:value-type="float">
            <text:p>0,010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0.25" calcext:value-type="float">
            <text:p>0,25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7]=&quot;yes&quot;;1/(1+[.S1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8:.Q18])"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table:formula="of:=IF([.N18]=&quot;yes&quot;;1/(1+[.S1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9:.Q1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19]=&quot;yes&quot;;1/(1+[.S1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style-name="ce27" table:formula="of:=SUM([.O20:.Q20])"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table:formula="of:=IF([.N20]=&quot;yes&quot;;1/(1+[.S20]);0)" office:value-type="float" office:value="0.333333333333333" calcext:value-type="float">
            <text:p>0,33</text:p>
          </table:table-cell>
        </table:table-row>
      </table:table>
      <table:table table:name="20-07-22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5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7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2:.Q2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2]=&quot;yes&quot;;1/(1+[.S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3:.Q3])"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table:formula="of:=IF([.N3]=&quot;yes&quot;;1/(1+[.S3]);0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2" calcext:value-type="float">
            <text:p>2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4:.Q4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4]=&quot;yes&quot;;1/(1+[.S4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,20000</text:p>
          </table:table-cell>
          <table:table-cell office:value-type="float" office:value="2" calcext:value-type="float">
            <text:p>2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85" calcext:value-type="float">
            <text:p>0,85</text:p>
          </table:table-cell>
          <table:table-cell table:formula="of:=SUM([.O5:.Q5])" office:value-type="float" office:value="2.6" calcext:value-type="float">
            <text:p>2,60</text:p>
          </table:table-cell>
          <table:table-cell office:value-type="float" office:value="0" calcext:value-type="float">
            <text:p>0</text:p>
          </table:table-cell>
          <table:table-cell table:formula="of:=IF([.N5]=&quot;yes&quot;;1/(1+[.S5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,20000</text:p>
          </table:table-cell>
          <table:table-cell office:value-type="float" office:value="4" calcext:value-type="float">
            <text:p>4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O6:.Q6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N6]=&quot;yes&quot;;1/(1+[.S6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,20000</text:p>
          </table:table-cell>
          <table:table-cell office:value-type="float" office:value="3" calcext:value-type="float">
            <text:p>3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O7:.Q7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N7]=&quot;yes&quot;;1/(1+[.S7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0" office:value-type="float" office:value="3" calcext:value-type="float">
            <text:p>3,0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4.75" calcext:value-type="float">
            <text:p>4,7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85" calcext:value-type="float">
            <text:p>0,85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25" calcext:value-type="float">
            <text:p>0,25</text:p>
          </table:table-cell>
          <table:table-cell table:style-name="ce49" table:formula="of:=SUM([.O8:.Q8])" office:value-type="float" office:value="2.1" calcext:value-type="float">
            <text:p>2,1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8]=&quot;yes&quot;;1/(1+[.S8]);0)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.00.0000</text:date>, <text:time style:data-style-name="N2" text:time-value="09:26:44.0508150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0:19:19.869548809</meta:creation-date>
    <dc:date>2020-07-22T12:02:58.279947400</dc:date>
    <meta:editing-duration>PT4H11M51S</meta:editing-duration>
    <meta:editing-cycles>20</meta:editing-cycles>
    <meta:generator>LibreOffice/6.0.7.3$Linux_X86_64 LibreOffice_project/00m0$Build-3</meta:generator>
    <meta:document-statistic meta:table-count="3" meta:cell-count="639" meta:object-count="0"/>
  </office:meta>
</office:document-meta>
</file>